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A_4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152 CS INA ROSA BORG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INA ROSA IV, 00001531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7M0S" table:style-name="ce3">
            <text:p>15:07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ARBARA LAVINY GONCALVES MASCARENHAS</text:p>
          </table:table-cell>
          <table:table-cell office:value-type="date" office:date-value="2006-08-15T00:00:00" table:style-name="ce2">
            <text:p>15/08/2006</text:p>
          </table:table-cell>
          <table:table-cell office:value-type="string" table:style-name="ce1">
            <text:p>19 ano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8.638.164-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235-06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túlio vargas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441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VELLEN JHENY BARBOSA DE SOUZA</text:p>
          </table:table-cell>
          <table:table-cell office:value-type="date" office:date-value="2001-07-04T00:00:00" table:style-name="ce2">
            <text:p>04/07/2001</text:p>
          </table:table-cell>
          <table:table-cell office:value-type="string" table:style-name="ce1">
            <text:p>24 anos e 1 mê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83.377.824-20</text:p>
          </table:table-cell>
          <table:table-cell office:value-type="float" office:value="700701988989572" table:style-name="ce1">
            <text:p>7,00702E+14</text:p>
          </table:table-cell>
          <table:table-cell office:value-type="string" table:style-name="ce1">
            <text:p>(81) 99279-39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mpositor josé dantas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180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.4" table:style-name="ce1">
            <text:p>47,4</text:p>
          </table:table-cell>
          <table:table-cell office:value-type="float" office:value="163" table:style-name="ce1">
            <text:p>163</text:p>
          </table:table-cell>
          <table:table-cell office:value-type="date" office:date-value="2018-01-22T00:00:00" table:style-name="ce2">
            <text:p>22/01/2018</text:p>
          </table:table-cell>
          <table:table-cell office:value-type="string" table:style-name="ce1">
            <text:p>110/60</text:p>
          </table:table-cell>
          <table:table-cell office:value-type="date" office:date-value="2018-07-30T00:00:00" table:style-name="ce2">
            <text:p>30/07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6" table:style-name="ce1">
            <text:p>456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ZABELLA CRISTINA LOURENCO DO NASCIMENTO</text:p>
          </table:table-cell>
          <table:table-cell office:value-type="date" office:date-value="1993-03-08T00:00:00" table:style-name="ce2">
            <text:p>08/03/1993</text:p>
          </table:table-cell>
          <table:table-cell office:value-type="string" table:style-name="ce1">
            <text:p>32 anos e 5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6.175.634-38</text:p>
          </table:table-cell>
          <table:table-cell office:value-type="float" office:value="700008700248406" table:style-name="ce1">
            <text:p>7,00009E+14</text:p>
          </table:table-cell>
          <table:table-cell office:value-type="string" table:style-name="ce1">
            <text:p>(81) 98303-45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ngucu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38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25-01-30T00:00:00" table:style-name="ce2">
            <text:p>30/01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" table:style-name="ce1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MILY DE SALES LUCIANO</text:p>
          </table:table-cell>
          <table:table-cell office:value-type="date" office:date-value="2002-11-21T00:00:00" table:style-name="ce2">
            <text:p>21/11/2002</text:p>
          </table:table-cell>
          <table:table-cell office:value-type="string" table:style-name="ce1">
            <text:p>22 anos e 9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21.032.554-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923-56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mpositor josé dantas</text:p>
          </table:table-cell>
          <table:table-cell office:value-type="string" table:style-name="ce1">
            <text:p>200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19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NE VITÓRIA LIMA DA SILVA</text:p>
          </table:table-cell>
          <table:table-cell office:value-type="date" office:date-value="2005-03-24T00:00:00" table:style-name="ce2">
            <text:p>24/03/2005</text:p>
          </table:table-cell>
          <table:table-cell office:value-type="string" table:style-name="ce1">
            <text:p>20 anos e 5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999.294-39</text:p>
          </table:table-cell>
          <table:table-cell office:value-type="float" office:value="700805496684789" table:style-name="ce1">
            <text:p>7,00805E+14</text:p>
          </table:table-cell>
          <table:table-cell office:value-type="string" table:style-name="ce1">
            <text:p>(81) 99184-57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98-96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nador milton de campos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17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30/80</text:p>
          </table:table-cell>
          <table:table-cell office:value-type="date" office:date-value="2025-04-29T00:00:00" table:style-name="ce2">
            <text:p>29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FRANÇA DE ALMEIDA</text:p>
          </table:table-cell>
          <table:table-cell office:value-type="date" office:date-value="1996-10-04T00:00:00" table:style-name="ce2">
            <text:p>04/10/1996</text:p>
          </table:table-cell>
          <table:table-cell office:value-type="string" table:style-name="ce1">
            <text:p>28 anos e 10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1.050.874-33</text:p>
          </table:table-cell>
          <table:table-cell office:value-type="float" office:value="700800493169889" table:style-name="ce1">
            <text:p>7,008E+14</text:p>
          </table:table-cell>
          <table:table-cell office:value-type="string" table:style-name="ce1">
            <text:p>(81) 99919-87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splendor</text:p>
          </table:table-cell>
          <table:table-cell office:value-type="float" office:value="1956" table:style-name="ce1">
            <text:p>195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1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3-04-25T00:00:00" table:style-name="ce2">
            <text:p>25/04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OLIVEIRA VANDERLEI COSTA</text:p>
          </table:table-cell>
          <table:table-cell office:value-type="date" office:date-value="1997-01-07T00:00:00" table:style-name="ce2">
            <text:p>07/01/1997</text:p>
          </table:table-cell>
          <table:table-cell office:value-type="string" table:style-name="ce1">
            <text:p>28 anos e 7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5.746.004-19</text:p>
          </table:table-cell>
          <table:table-cell office:value-type="float" office:value="898003461099785" table:style-name="ce1">
            <text:p>8,98003E+14</text:p>
          </table:table-cell>
          <table:table-cell office:value-type="string" table:style-name="ce1">
            <text:p>(81) 98661-70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splendor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190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25-04-01T00:00:00" table:style-name="ce2">
            <text:p>01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" table:style-name="ce1">
            <text:p>5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NGRID MICAELE DA COSTA SILVA</text:p>
          </table:table-cell>
          <table:table-cell office:value-type="date" office:date-value="1999-03-19T00:00:00" table:style-name="ce2">
            <text:p>19/03/1999</text:p>
          </table:table-cell>
          <table:table-cell office:value-type="string" table:style-name="ce1">
            <text:p>26 anos e 5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772.114-30</text:p>
          </table:table-cell>
          <table:table-cell office:value-type="float" office:value="700000970548707" table:style-name="ce1">
            <text:p>7,00001E+14</text:p>
          </table:table-cell>
          <table:table-cell office:value-type="string" table:style-name="ce1">
            <text:p>(81) 98300-96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splendor</text:p>
          </table:table-cell>
          <table:table-cell office:value-type="string" table:style-name="ce1">
            <text:p>86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1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date" office:date-value="2022-09-30T00:00:00" table:style-name="ce2">
            <text:p>30/09/2022</text:p>
          </table:table-cell>
          <table:table-cell office:value-type="string" table:style-name="ce1">
            <text:p>100/60</text:p>
          </table:table-cell>
          <table:table-cell office:value-type="date" office:date-value="2022-09-30T00:00:00" table:style-name="ce2">
            <text:p>30/09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8" table:style-name="ce1">
            <text:p>15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ANA MARIA DA SILVA PEDROSA</text:p>
          </table:table-cell>
          <table:table-cell office:value-type="date" office:date-value="1988-06-16T00:00:00" table:style-name="ce2">
            <text:p>16/06/1988</text:p>
          </table:table-cell>
          <table:table-cell office:value-type="string" table:style-name="ce1">
            <text:p>37 anos e 2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4.755.704-03</text:p>
          </table:table-cell>
          <table:table-cell office:value-type="float" office:value="702106873889970" table:style-name="ce1">
            <text:p>7,02107E+14</text:p>
          </table:table-cell>
          <table:table-cell office:value-type="string" table:style-name="ce1">
            <text:p>(81) 99315-30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ntinas</text:p>
          </table:table-cell>
          <table:table-cell office:value-type="string" table:style-name="ce1">
            <text:p>454B</text:p>
          </table:table-cell>
          <table:table-cell office:value-type="string" table:style-name="ce1">
            <text:p>CASA DE TRAZ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7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3" table:style-name="ce1">
            <text:p>81,3</text:p>
          </table:table-cell>
          <table:table-cell office:value-type="float" office:value="160" table:style-name="ce1">
            <text:p>160</text:p>
          </table:table-cell>
          <table:table-cell office:value-type="date" office:date-value="2021-06-21T00:00:00" table:style-name="ce2">
            <text:p>21/06/2021</text:p>
          </table:table-cell>
          <table:table-cell office:value-type="string" table:style-name="ce1">
            <text:p>140/100</text:p>
          </table:table-cell>
          <table:table-cell office:value-type="date" office:date-value="2021-06-21T00:00:00" table:style-name="ce2">
            <text:p>21/06/2021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4" table:style-name="ce1">
            <text:p>2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RAYSSA DE SOUZA ALBUQUERQUE</text:p>
          </table:table-cell>
          <table:table-cell office:value-type="date" office:date-value="2002-07-10T00:00:00" table:style-name="ce2">
            <text:p>10/07/2002</text:p>
          </table:table-cell>
          <table:table-cell office:value-type="string" table:style-name="ce1">
            <text:p>23 anos e 1 mê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4.134.534-50</text:p>
          </table:table-cell>
          <table:table-cell office:value-type="float" office:value="705806459997738" table:style-name="ce1">
            <text:p>7,05806E+14</text:p>
          </table:table-cell>
          <table:table-cell office:value-type="string" table:style-name="ce1">
            <text:p>(81) 99973-6331</text:p>
          </table:table-cell>
          <table:table-cell office:value-type="string" table:style-name="ce1">
            <text:p>(81) 3268-5252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splendor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190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1/60</text:p>
          </table:table-cell>
          <table:table-cell office:value-type="date" office:date-value="2023-05-23T00:00:00" table:style-name="ce2">
            <text:p>23/05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8" table:style-name="ce1">
            <text:p>13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VITORIA FREITAS DE LIMA</text:p>
          </table:table-cell>
          <table:table-cell office:value-type="date" office:date-value="2004-02-05T00:00:00" table:style-name="ce2">
            <text:p>05/02/2004</text:p>
          </table:table-cell>
          <table:table-cell office:value-type="string" table:style-name="ce1">
            <text:p>21 anos e 6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8.385.334-52</text:p>
          </table:table-cell>
          <table:table-cell office:value-type="float" office:value="708104585365833" table:style-name="ce1">
            <text:p>7,08105E+14</text:p>
          </table:table-cell>
          <table:table-cell office:value-type="string" table:style-name="ce1">
            <text:p>(81) 98666-46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ntinas</text:p>
          </table:table-cell>
          <table:table-cell office:value-type="string" table:style-name="ce1">
            <text:p>454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70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7.3" table:style-name="ce1">
            <text:p>117,3</text:p>
          </table:table-cell>
          <table:table-cell office:value-type="float" office:value="169" table:style-name="ce1">
            <text:p>169</text:p>
          </table:table-cell>
          <table:table-cell office:value-type="date" office:date-value="2022-03-03T00:00:00" table:style-name="ce2">
            <text:p>03/03/2022</text:p>
          </table:table-cell>
          <table:table-cell office:value-type="string" table:style-name="ce1">
            <text:p>140/90</text:p>
          </table:table-cell>
          <table:table-cell office:value-type="date" office:date-value="2022-03-03T00:00:00" table:style-name="ce2">
            <text:p>03/03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9" table:style-name="ce1">
            <text:p>18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BECA BEZERRA DO NASCIMENTO</text:p>
          </table:table-cell>
          <table:table-cell office:value-type="date" office:date-value="1987-03-14T00:00:00" table:style-name="ce2">
            <text:p>14/03/1987</text:p>
          </table:table-cell>
          <table:table-cell office:value-type="string" table:style-name="ce1">
            <text:p>38 anos e 5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1.951.054-66</text:p>
          </table:table-cell>
          <table:table-cell office:value-type="float" office:value="705207499894774" table:style-name="ce1">
            <text:p>7,05207E+14</text:p>
          </table:table-cell>
          <table:table-cell office:value-type="string" table:style-name="ce1">
            <text:p>(81) 98578-09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78-098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splendor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19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Habitual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YNA DA SILVA VENTURA</text:p>
          </table:table-cell>
          <table:table-cell office:value-type="date" office:date-value="2001-10-12T00:00:00" table:style-name="ce2">
            <text:p>12/10/2001</text:p>
          </table:table-cell>
          <table:table-cell office:value-type="string" table:style-name="ce1">
            <text:p>23 anos e 10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28.615.984-92</text:p>
          </table:table-cell>
          <table:table-cell office:value-type="float" office:value="898001086199555" table:style-name="ce1">
            <text:p>8,98001E+14</text:p>
          </table:table-cell>
          <table:table-cell office:value-type="string" table:style-name="ce1">
            <text:p>(81) 98780-57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splendor</text:p>
          </table:table-cell>
          <table:table-cell office:value-type="string" table:style-name="ce1">
            <text:p>5D</text:p>
          </table:table-cell>
          <table:table-cell office:value-type="string" table:style-name="ce1">
            <text:p>CASA POR TRAZ DA CASA 5C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19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70</text:p>
          </table:table-cell>
          <table:table-cell office:value-type="date" office:date-value="2025-02-04T00:00:00" table:style-name="ce2">
            <text:p>04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LESCA FREIITAS ARAUJO</text:p>
          </table:table-cell>
          <table:table-cell office:value-type="date" office:date-value="1995-04-12T00:00:00" table:style-name="ce2">
            <text:p>12/04/1995</text:p>
          </table:table-cell>
          <table:table-cell office:value-type="string" table:style-name="ce1">
            <text:p>30 anos e 4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7.827.674-01</text:p>
          </table:table-cell>
          <table:table-cell office:value-type="float" office:value="705802466621639" table:style-name="ce1">
            <text:p>7,05802E+14</text:p>
          </table:table-cell>
          <table:table-cell office:value-type="string" table:style-name="ce1">
            <text:p>(81) 99738-37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splendor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1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9" table:style-name="ce1">
            <text:p>59,9</text:p>
          </table:table-cell>
          <table:table-cell office:value-type="float" office:value="158" table:style-name="ce1">
            <text:p>158</text:p>
          </table:table-cell>
          <table:table-cell office:value-type="date" office:date-value="2021-12-15T00:00:00" table:style-name="ce2">
            <text:p>15/12/2021</text:p>
          </table:table-cell>
          <table:table-cell office:value-type="string" table:style-name="ce1">
            <text:p>100/60</text:p>
          </table:table-cell>
          <table:table-cell office:value-type="date" office:date-value="2021-12-15T00:00:00" table:style-name="ce2">
            <text:p>15/12/2021</text:p>
          </table:table-cell>
          <table:table-cell office:value-type="string" table:style-name="ce1">
            <text:p>Habitual</text:p>
          </table:table-cell>
          <table:table-cell office:value-type="float" office:value="362" table:style-name="ce1">
            <text:p>362</text:p>
          </table:table-cell>
          <table:table-cell office:value-type="float" office:value="5" table:style-name="ce1">
            <text:p>5</text:p>
          </table:table-cell>
          <table:table-cell office:value-type="float" office:value="364" table:style-name="ce1">
            <text:p>36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RIANE CRISTINA MENDONÇA DA COSTA</text:p>
          </table:table-cell>
          <table:table-cell office:value-type="date" office:date-value="2002-01-13T00:00:00" table:style-name="ce2">
            <text:p>13/01/2002</text:p>
          </table:table-cell>
          <table:table-cell office:value-type="string" table:style-name="ce1">
            <text:p>23 anos e 7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5.214.254-85</text:p>
          </table:table-cell>
          <table:table-cell office:value-type="float" office:value="708601525799481" table:style-name="ce1">
            <text:p>7,08602E+14</text:p>
          </table:table-cell>
          <table:table-cell office:value-type="string" table:style-name="ce1">
            <text:p>(81) 98616-10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splendor</text:p>
          </table:table-cell>
          <table:table-cell office:value-type="string" table:style-name="ce1">
            <text:p>388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190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.8" table:style-name="ce1">
            <text:p>52,8</text:p>
          </table:table-cell>
          <table:table-cell office:value-type="float" office:value="160" table:style-name="ce1">
            <text:p>160</text:p>
          </table:table-cell>
          <table:table-cell office:value-type="date" office:date-value="2019-05-31T00:00:00" table:style-name="ce2">
            <text:p>31/05/2019</text:p>
          </table:table-cell>
          <table:table-cell office:value-type="string" table:style-name="ce1">
            <text:p>90/60</text:p>
          </table:table-cell>
          <table:table-cell office:value-type="date" office:date-value="2019-05-31T00:00:00" table:style-name="ce2">
            <text:p>31/05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GRASIELE FARIAS VIEGAS</text:p>
          </table:table-cell>
          <table:table-cell office:value-type="date" office:date-value="2002-05-20T00:00:00" table:style-name="ce2">
            <text:p>20/05/2002</text:p>
          </table:table-cell>
          <table:table-cell office:value-type="string" table:style-name="ce1">
            <text:p>23 anos e 3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7.143.414-75</text:p>
          </table:table-cell>
          <table:table-cell office:value-type="float" office:value="708207186541540" table:style-name="ce1">
            <text:p>7,08207E+14</text:p>
          </table:table-cell>
          <table:table-cell office:value-type="string" table:style-name="ce1">
            <text:p>(81) 99807-3174</text:p>
          </table:table-cell>
          <table:table-cell office:value-type="string" table:style-name="ce1">
            <text:p>(81) 3562-1475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acina</text:p>
          </table:table-cell>
          <table:table-cell office:value-type="string" table:style-name="ce1">
            <text:p>123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400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099999999999994" table:style-name="ce1">
            <text:p>70,1</text:p>
          </table:table-cell>
          <table:table-cell office:value-type="float" office:value="155" table:style-name="ce1">
            <text:p>155</text:p>
          </table:table-cell>
          <table:table-cell office:value-type="date" office:date-value="2024-12-17T00:00:00" table:style-name="ce2">
            <text:p>17/12/2024</text:p>
          </table:table-cell>
          <table:table-cell office:value-type="string" table:style-name="ce1">
            <text:p>100/70</text:p>
          </table:table-cell>
          <table:table-cell office:value-type="date" office:date-value="2024-12-17T00:00:00" table:style-name="ce2">
            <text:p>17/1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IONARA ANTONIETA DE ALCANTARA</text:p>
          </table:table-cell>
          <table:table-cell office:value-type="date" office:date-value="1996-11-11T00:00:00" table:style-name="ce2">
            <text:p>11/11/1996</text:p>
          </table:table-cell>
          <table:table-cell office:value-type="string" table:style-name="ce1">
            <text:p>28 anos e 9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6.116.914-18</text:p>
          </table:table-cell>
          <table:table-cell office:value-type="float" office:value="708900733732110" table:style-name="ce1">
            <text:p>7,08901E+14</text:p>
          </table:table-cell>
          <table:table-cell office:value-type="string" table:style-name="ce1">
            <text:p>(81) 9648-53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bida do cacimbão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2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YNÃ FERREIRA DE LIMA</text:p>
          </table:table-cell>
          <table:table-cell office:value-type="date" office:date-value="2000-03-17T00:00:00" table:style-name="ce2">
            <text:p>17/03/2000</text:p>
          </table:table-cell>
          <table:table-cell office:value-type="string" table:style-name="ce1">
            <text:p>25 anos e 5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9.543.934-65</text:p>
          </table:table-cell>
          <table:table-cell office:value-type="float" office:value="898003028019991" table:style-name="ce1">
            <text:p>8,98003E+14</text:p>
          </table:table-cell>
          <table:table-cell office:value-type="string" table:style-name="ce1">
            <text:p>(81) 99726-15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acina</text:p>
          </table:table-cell>
          <table:table-cell office:value-type="string" table:style-name="ce1">
            <text:p>123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400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ENISE LEONARDO OLIVEIRA DA SILVA</text:p>
          </table:table-cell>
          <table:table-cell office:value-type="date" office:date-value="1986-07-09T00:00:00" table:style-name="ce2">
            <text:p>09/07/1986</text:p>
          </table:table-cell>
          <table:table-cell office:value-type="string" table:style-name="ce1">
            <text:p>39 anos e 1 mê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5.181.224-21</text:p>
          </table:table-cell>
          <table:table-cell office:value-type="float" office:value="704108187791779" table:style-name="ce1">
            <text:p>7,04108E+14</text:p>
          </table:table-cell>
          <table:table-cell office:value-type="string" table:style-name="ce1">
            <text:p>(81) 98572-71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splendor</text:p>
          </table:table-cell>
          <table:table-cell office:value-type="string" table:style-name="ce1">
            <text:p>328B</text:p>
          </table:table-cell>
          <table:table-cell office:value-type="string" table:style-name="ce1">
            <text:p>BOMBEIRO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19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19-11-21T00:00:00" table:style-name="ce2">
            <text:p>21/11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8" table:style-name="ce1">
            <text:p>33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 FRANCIELE MARIA DA SILVA</text:p>
          </table:table-cell>
          <table:table-cell office:value-type="date" office:date-value="1995-03-13T00:00:00" table:style-name="ce2">
            <text:p>13/03/1995</text:p>
          </table:table-cell>
          <table:table-cell office:value-type="string" table:style-name="ce1">
            <text:p>30 anos e 5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6.118.694-80</text:p>
          </table:table-cell>
          <table:table-cell office:value-type="float" office:value="708109500118938" table:style-name="ce1">
            <text:p>7,0811E+14</text:p>
          </table:table-cell>
          <table:table-cell office:value-type="string" table:style-name="ce1">
            <text:p>(81) 99472-60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antinas</text:p>
          </table:table-cell>
          <table:table-cell office:value-type="string" table:style-name="ce1">
            <text:p>135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2" table:style-name="ce1">
            <text:p>37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IS SANTOS DA SILVA</text:p>
          </table:table-cell>
          <table:table-cell office:value-type="date" office:date-value="1994-09-01T00:00:00" table:style-name="ce2">
            <text:p>01/09/1994</text:p>
          </table:table-cell>
          <table:table-cell office:value-type="string" table:style-name="ce1">
            <text:p>31 ano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2.659.874-75</text:p>
          </table:table-cell>
          <table:table-cell office:value-type="float" office:value="708404749388064" table:style-name="ce1">
            <text:p>7,08405E+14</text:p>
          </table:table-cell>
          <table:table-cell office:value-type="string" table:style-name="ce1">
            <text:p>(81) 98331-59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antinas</text:p>
          </table:table-cell>
          <table:table-cell office:value-type="string" table:style-name="ce1">
            <text:p>351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7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ELANDIA PLACIDO DO NASCIMENTO</text:p>
          </table:table-cell>
          <table:table-cell office:value-type="date" office:date-value="1982-11-20T00:00:00" table:style-name="ce2">
            <text:p>20/11/1982</text:p>
          </table:table-cell>
          <table:table-cell office:value-type="string" table:style-name="ce1">
            <text:p>42 anos e 9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3005743219" table:style-name="ce1">
            <text:p>8,98003E+14</text:p>
          </table:table-cell>
          <table:table-cell office:value-type="string" table:style-name="ce1">
            <text:p>(81) 99687-42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edro bráz</text:p>
          </table:table-cell>
          <table:table-cell office:value-type="string" table:style-name="ce1">
            <text:p>137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340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" table:style-name="ce1">
            <text:p>61</text:p>
          </table:table-cell>
          <table:table-cell office:value-type="float" office:value="157" table:style-name="ce1">
            <text:p>157</text:p>
          </table:table-cell>
          <table:table-cell office:value-type="date" office:date-value="2023-03-21T00:00:00" table:style-name="ce2">
            <text:p>21/03/2023</text:p>
          </table:table-cell>
          <table:table-cell office:value-type="string" table:style-name="ce1">
            <text:p>90/60</text:p>
          </table:table-cell>
          <table:table-cell office:value-type="date" office:date-value="2023-03-21T00:00:00" table:style-name="ce2">
            <text:p>21/03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5" table:style-name="ce1">
            <text:p>14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YMELLEY SEAR FREITAS DOS SANTOS</text:p>
          </table:table-cell>
          <table:table-cell office:value-type="date" office:date-value="1985-12-17T00:00:00" table:style-name="ce2">
            <text:p>17/12/1985</text:p>
          </table:table-cell>
          <table:table-cell office:value-type="string" table:style-name="ce1">
            <text:p>39 anos e 8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54.157.034-03</text:p>
          </table:table-cell>
          <table:table-cell office:value-type="float" office:value="704600121968229" table:style-name="ce1">
            <text:p>7,046E+14</text:p>
          </table:table-cell>
          <table:table-cell office:value-type="string" table:style-name="ce1">
            <text:p>(81) 98884-42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rapiraca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95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LQUIRIA SILVA DE LIMA</text:p>
          </table:table-cell>
          <table:table-cell office:value-type="date" office:date-value="2000-04-20T00:00:00" table:style-name="ce2">
            <text:p>20/04/2000</text:p>
          </table:table-cell>
          <table:table-cell office:value-type="string" table:style-name="ce1">
            <text:p>25 anos e 4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35.125.564-93</text:p>
          </table:table-cell>
          <table:table-cell office:value-type="float" office:value="704205264712889" table:style-name="ce1">
            <text:p>7,04205E+14</text:p>
          </table:table-cell>
          <table:table-cell office:value-type="string" table:style-name="ce1">
            <text:p>(81) 98804-61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sé rebouças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5" table:style-name="ce1">
            <text:p>63,5</text:p>
          </table:table-cell>
          <table:table-cell office:value-type="float" office:value="157.5" table:style-name="ce1">
            <text:p>157,5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90/6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YSTELA GOMES DE LIMA</text:p>
          </table:table-cell>
          <table:table-cell office:value-type="date" office:date-value="1997-12-05T00:00:00" table:style-name="ce2">
            <text:p>05/12/1997</text:p>
          </table:table-cell>
          <table:table-cell office:value-type="string" table:style-name="ce1">
            <text:p>27 anos e 8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9.523.764-07</text:p>
          </table:table-cell>
          <table:table-cell office:value-type="float" office:value="706806793147923" table:style-name="ce1">
            <text:p>7,06807E+14</text:p>
          </table:table-cell>
          <table:table-cell office:value-type="string" table:style-name="ce1">
            <text:p>(81) 99781-0474</text:p>
          </table:table-cell>
          <table:table-cell office:value-type="string" table:style-name="ce1">
            <text:p>(81) 99533-3573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duardo menezes</text:p>
          </table:table-cell>
          <table:table-cell office:value-type="string" table:style-name="ce1">
            <text:p>275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10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2" table:style-name="ce1">
            <text:p>66,2</text:p>
          </table:table-cell>
          <table:table-cell office:value-type="float" office:value="160" table:style-name="ce1">
            <text:p>160</text:p>
          </table:table-cell>
          <table:table-cell office:value-type="date" office:date-value="2024-03-19T00:00:00" table:style-name="ce2">
            <text:p>19/03/2024</text:p>
          </table:table-cell>
          <table:table-cell office:value-type="string" table:style-name="ce1">
            <text:p>120/90</text:p>
          </table:table-cell>
          <table:table-cell office:value-type="date" office:date-value="2024-03-19T00:00:00" table:style-name="ce2">
            <text:p>19/03/2024</text:p>
          </table:table-cell>
          <table:table-cell office:value-type="string" table:style-name="ce1">
            <text:p>Habitual</text:p>
          </table:table-cell>
          <table:table-cell office:value-type="float" office:value="113" table:style-name="ce1">
            <text:p>113</text:p>
          </table:table-cell>
          <table:table-cell office:value-type="float" office:value="2" table:style-name="ce1">
            <text:p>2</text:p>
          </table:table-cell>
          <table:table-cell office:value-type="float" office:value="112" table:style-name="ce1">
            <text:p>11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LLENA CAMPOS SILVA</text:p>
          </table:table-cell>
          <table:table-cell office:value-type="date" office:date-value="1999-04-11T00:00:00" table:style-name="ce2">
            <text:p>11/04/1999</text:p>
          </table:table-cell>
          <table:table-cell office:value-type="string" table:style-name="ce1">
            <text:p>26 anos e 4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9.487.084-85</text:p>
          </table:table-cell>
          <table:table-cell office:value-type="float" office:value="700001338882303" table:style-name="ce1">
            <text:p>7,00001E+14</text:p>
          </table:table-cell>
          <table:table-cell office:value-type="string" table:style-name="ce1">
            <text:p>(81) 98509-80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duardo menezes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10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3" table:style-name="ce1">
            <text:p>15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BEATRIZ SALES</text:p>
          </table:table-cell>
          <table:table-cell office:value-type="date" office:date-value="2001-12-31T00:00:00" table:style-name="ce2">
            <text:p>31/12/2001</text:p>
          </table:table-cell>
          <table:table-cell office:value-type="string" table:style-name="ce1">
            <text:p>23 anos e 8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27.761.704-08</text:p>
          </table:table-cell>
          <table:table-cell office:value-type="float" office:value="898003058587971" table:style-name="ce1">
            <text:p>8,98003E+14</text:p>
          </table:table-cell>
          <table:table-cell office:value-type="string" table:style-name="ce1">
            <text:p>(81) 98888-88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rapiraca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7" table:style-name="ce1">
            <text:p>63,7</text:p>
          </table:table-cell>
          <table:table-cell office:value-type="float" office:value="167" table:style-name="ce1">
            <text:p>167</text:p>
          </table:table-cell>
          <table:table-cell office:value-type="date" office:date-value="2022-12-27T00:00:00" table:style-name="ce2">
            <text:p>27/12/2022</text:p>
          </table:table-cell>
          <table:table-cell office:value-type="string" table:style-name="ce1">
            <text:p>110/80</text:p>
          </table:table-cell>
          <table:table-cell office:value-type="date" office:date-value="2023-02-07T00:00:00" table:style-name="ce2">
            <text:p>07/02/2023</text:p>
          </table:table-cell>
          <table:table-cell office:value-type="string" table:style-name="ce1">
            <text:p>Alto</text:p>
          </table:table-cell>
          <table:table-cell office:value-type="float" office:value="173" table:style-name="ce1">
            <text:p>173</text:p>
          </table:table-cell>
          <table:table-cell office:value-type="float" office:value="0" table:style-name="ce1">
            <text:p>0</text:p>
          </table:table-cell>
          <table:table-cell office:value-type="float" office:value="173" table:style-name="ce1">
            <text:p>17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A SANTOS DE SOUZA</text:p>
          </table:table-cell>
          <table:table-cell office:value-type="date" office:date-value="2002-02-02T00:00:00" table:style-name="ce2">
            <text:p>02/02/2002</text:p>
          </table:table-cell>
          <table:table-cell office:value-type="string" table:style-name="ce1">
            <text:p>23 anos e 6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39.456.744-84</text:p>
          </table:table-cell>
          <table:table-cell office:value-type="float" office:value="700003076090407" table:style-name="ce1">
            <text:p>7,00003E+14</text:p>
          </table:table-cell>
          <table:table-cell office:value-type="string" table:style-name="ce1">
            <text:p>(81) 98774-26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duardo menezes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400000000000006" table:style-name="ce1">
            <text:p>67,4</text:p>
          </table:table-cell>
          <table:table-cell office:value-type="float" office:value="170" table:style-name="ce1">
            <text:p>170</text:p>
          </table:table-cell>
          <table:table-cell office:value-type="date" office:date-value="2022-04-07T00:00:00" table:style-name="ce2">
            <text:p>07/04/2022</text:p>
          </table:table-cell>
          <table:table-cell office:value-type="string" table:style-name="ce1">
            <text:p>130/80</text:p>
          </table:table-cell>
          <table:table-cell office:value-type="date" office:date-value="2022-04-07T00:00:00" table:style-name="ce2">
            <text:p>07/04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8" table:style-name="ce1">
            <text:p>18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DAMASCENDO SILVA</text:p>
          </table:table-cell>
          <table:table-cell office:value-type="date" office:date-value="2005-02-02T00:00:00" table:style-name="ce2">
            <text:p>02/02/2005</text:p>
          </table:table-cell>
          <table:table-cell office:value-type="string" table:style-name="ce1">
            <text:p>20 anos e 6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2.630.714-41</text:p>
          </table:table-cell>
          <table:table-cell office:value-type="float" office:value="702402545916622" table:style-name="ce1">
            <text:p>7,02403E+14</text:p>
          </table:table-cell>
          <table:table-cell office:value-type="string" table:style-name="ce1">
            <text:p>(81) 98819-13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uiz cesário de melo</text:p>
          </table:table-cell>
          <table:table-cell office:value-type="string" table:style-name="ce1">
            <text:p>492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30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ISA SILVA DE FRANÇA</text:p>
          </table:table-cell>
          <table:table-cell office:value-type="date" office:date-value="2000-09-05T00:00:00" table:style-name="ce2">
            <text:p>05/09/2000</text:p>
          </table:table-cell>
          <table:table-cell office:value-type="string" table:style-name="ce1">
            <text:p>24 anos e 11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24.798.084-75</text:p>
          </table:table-cell>
          <table:table-cell office:value-type="float" office:value="705009293403957" table:style-name="ce1">
            <text:p>7,05009E+14</text:p>
          </table:table-cell>
          <table:table-cell office:value-type="string" table:style-name="ce1">
            <text:p>(81) 98445-85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reze de julho</text:p>
          </table:table-cell>
          <table:table-cell office:value-type="string" table:style-name="ce1">
            <text:p>48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330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2" table:style-name="ce1">
            <text:p>56,2</text:p>
          </table:table-cell>
          <table:table-cell office:value-type="float" office:value="158" table:style-name="ce1">
            <text:p>158</text:p>
          </table:table-cell>
          <table:table-cell office:value-type="date" office:date-value="2022-03-21T00:00:00" table:style-name="ce2">
            <text:p>21/03/2022</text:p>
          </table:table-cell>
          <table:table-cell office:value-type="string" table:style-name="ce1">
            <text:p>100/60</text:p>
          </table:table-cell>
          <table:table-cell office:value-type="date" office:date-value="2022-03-21T00:00:00" table:style-name="ce2">
            <text:p>21/03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7" table:style-name="ce1">
            <text:p>18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RAFAELLE DA SILVA CABRAL</text:p>
          </table:table-cell>
          <table:table-cell office:value-type="date" office:date-value="1988-01-09T00:00:00" table:style-name="ce2">
            <text:p>09/01/1988</text:p>
          </table:table-cell>
          <table:table-cell office:value-type="string" table:style-name="ce1">
            <text:p>37 anos e 7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3.969.324-75</text:p>
          </table:table-cell>
          <table:table-cell office:value-type="float" office:value="706703290809320" table:style-name="ce1">
            <text:p>7,06703E+14</text:p>
          </table:table-cell>
          <table:table-cell office:value-type="string" table:style-name="ce1">
            <text:p>(81) 98670-41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lto mundo novo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5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.1" table:style-name="ce1">
            <text:p>48,1</text:p>
          </table:table-cell>
          <table:table-cell office:value-type="float" office:value="149" table:style-name="ce1">
            <text:p>149</text:p>
          </table:table-cell>
          <table:table-cell office:value-type="date" office:date-value="2023-10-02T00:00:00" table:style-name="ce2">
            <text:p>02/10/2023</text:p>
          </table:table-cell>
          <table:table-cell office:value-type="string" table:style-name="ce1">
            <text:p>100/80</text:p>
          </table:table-cell>
          <table:table-cell office:value-type="date" office:date-value="2023-10-02T00:00:00" table:style-name="ce2">
            <text:p>02/10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LEIDE MENDONCA DA SILVA</text:p>
          </table:table-cell>
          <table:table-cell office:value-type="date" office:date-value="1994-02-03T00:00:00" table:style-name="ce2">
            <text:p>03/02/1994</text:p>
          </table:table-cell>
          <table:table-cell office:value-type="string" table:style-name="ce1">
            <text:p>31 anos e 6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3.145.254-67</text:p>
          </table:table-cell>
          <table:table-cell office:value-type="float" office:value="705002274613252" table:style-name="ce1">
            <text:p>7,05002E+14</text:p>
          </table:table-cell>
          <table:table-cell office:value-type="string" table:style-name="ce1">
            <text:p>(81) 99502-34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lto mundo novo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5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.1" table:style-name="ce1">
            <text:p>91,1</text:p>
          </table:table-cell>
          <table:table-cell office:value-type="float" office:value="22" table:style-name="ce1">
            <text:p>22</text:p>
          </table:table-cell>
          <table:table-cell office:value-type="date" office:date-value="2025-02-18T00:00:00" table:style-name="ce2">
            <text:p>18/02/2025</text:p>
          </table:table-cell>
          <table:table-cell office:value-type="string" table:style-name="ce1">
            <text:p>110/60</text:p>
          </table:table-cell>
          <table:table-cell office:value-type="date" office:date-value="2025-04-22T00:00:00" table:style-name="ce2">
            <text:p>22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EFANY MICHELLE BARBOSA DE ARAUJO</text:p>
          </table:table-cell>
          <table:table-cell office:value-type="date" office:date-value="1997-11-10T00:00:00" table:style-name="ce2">
            <text:p>10/11/1997</text:p>
          </table:table-cell>
          <table:table-cell office:value-type="string" table:style-name="ce1">
            <text:p>27 anos e 9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417.614-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176-21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lto mundo novo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5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8" table:style-name="ce1">
            <text:p>98</text:p>
          </table:table-cell>
          <table:table-cell office:value-type="float" office:value="154" table:style-name="ce1">
            <text:p>154</text:p>
          </table:table-cell>
          <table:table-cell office:value-type="date" office:date-value="2025-03-25T00:00:00" table:style-name="ce2">
            <text:p>25/03/2025</text:p>
          </table:table-cell>
          <table:table-cell office:value-type="string" table:style-name="ce1">
            <text:p>140/80</text:p>
          </table:table-cell>
          <table:table-cell office:value-type="date" office:date-value="2025-05-20T00:00:00" table:style-name="ce2">
            <text:p>20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BENISE VEIRA PEREIRA</text:p>
          </table:table-cell>
          <table:table-cell office:value-type="date" office:date-value="1992-08-06T00:00:00" table:style-name="ce2">
            <text:p>06/08/1992</text:p>
          </table:table-cell>
          <table:table-cell office:value-type="string" table:style-name="ce1">
            <text:p>33 ano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2.685.394-05</text:p>
          </table:table-cell>
          <table:table-cell office:value-type="float" office:value="898003471069285" table:style-name="ce1">
            <text:p>8,98003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lto do mundo novo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ESCADARI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5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3" table:style-name="ce1">
            <text:p>71,3</text:p>
          </table:table-cell>
          <table:table-cell office:value-type="float" office:value="155" table:style-name="ce1">
            <text:p>155</text:p>
          </table:table-cell>
          <table:table-cell office:value-type="date" office:date-value="2022-02-17T00:00:00" table:style-name="ce2">
            <text:p>17/02/2022</text:p>
          </table:table-cell>
          <table:table-cell office:value-type="string" table:style-name="ce1">
            <text:p>100/60</text:p>
          </table:table-cell>
          <table:table-cell office:value-type="date" office:date-value="2022-02-17T00:00:00" table:style-name="ce2">
            <text:p>17/02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4" table:style-name="ce1">
            <text:p>19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IDIANA MIRANDA DA SILVA</text:p>
          </table:table-cell>
          <table:table-cell office:value-type="date" office:date-value="1997-11-06T00:00:00" table:style-name="ce2">
            <text:p>06/11/1997</text:p>
          </table:table-cell>
          <table:table-cell office:value-type="string" table:style-name="ce1">
            <text:p>27 anos e 9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506.214-55</text:p>
          </table:table-cell>
          <table:table-cell office:value-type="float" office:value="704007339793965" table:style-name="ce1">
            <text:p>7,04007E+14</text:p>
          </table:table-cell>
          <table:table-cell office:value-type="string" table:style-name="ce1">
            <text:p>(81) 99868-13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lto do mundo novo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5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3" table:style-name="ce1">
            <text:p>65,3</text:p>
          </table:table-cell>
          <table:table-cell office:value-type="float" office:value="162" table:style-name="ce1">
            <text:p>162</text:p>
          </table:table-cell>
          <table:table-cell office:value-type="date" office:date-value="2022-09-23T00:00:00" table:style-name="ce2">
            <text:p>23/09/2022</text:p>
          </table:table-cell>
          <table:table-cell office:value-type="string" table:style-name="ce1">
            <text:p>110/80</text:p>
          </table:table-cell>
          <table:table-cell office:value-type="date" office:date-value="2023-01-31T00:00:00" table:style-name="ce2">
            <text:p>31/01/2023</text:p>
          </table:table-cell>
          <table:table-cell office:value-type="string" table:style-name="ce1">
            <text:p>Alto</text:p>
          </table:table-cell>
          <table:table-cell office:value-type="float" office:value="172" table:style-name="ce1">
            <text:p>172</text:p>
          </table:table-cell>
          <table:table-cell office:value-type="float" office:value="4" table:style-name="ce1">
            <text:p>4</text:p>
          </table:table-cell>
          <table:table-cell office:value-type="float" office:value="166" table:style-name="ce1">
            <text:p>166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CLAUDIANE CASSIMIRO DA SILVA</text:p>
          </table:table-cell>
          <table:table-cell office:value-type="date" office:date-value="1997-12-18T00:00:00" table:style-name="ce2">
            <text:p>18/12/1997</text:p>
          </table:table-cell>
          <table:table-cell office:value-type="string" table:style-name="ce1">
            <text:p>27 anos e 8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31.707.174-30</text:p>
          </table:table-cell>
          <table:table-cell office:value-type="float" office:value="706708503563611" table:style-name="ce1">
            <text:p>7,06709E+14</text:p>
          </table:table-cell>
          <table:table-cell office:value-type="string" table:style-name="ce1">
            <text:p>(81) 98302-98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tabora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CASA B2 ANDAR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8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3" table:style-name="ce1">
            <text:p>103</text:p>
          </table:table-cell>
          <table:table-cell office:value-type="float" office:value="168" table:style-name="ce1">
            <text:p>168</text:p>
          </table:table-cell>
          <table:table-cell office:value-type="date" office:date-value="2024-11-29T00:00:00" table:style-name="ce2">
            <text:p>29/11/2024</text:p>
          </table:table-cell>
          <table:table-cell office:value-type="string" table:style-name="ce1">
            <text:p>130/70</text:p>
          </table:table-cell>
          <table:table-cell office:value-type="date" office:date-value="2022-08-17T00:00:00" table:style-name="ce2">
            <text:p>17/08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4" table:style-name="ce1">
            <text:p>16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NY CARMEM DA SILVA MANGUEIRA</text:p>
          </table:table-cell>
          <table:table-cell office:value-type="date" office:date-value="1994-02-25T00:00:00" table:style-name="ce2">
            <text:p>25/02/1994</text:p>
          </table:table-cell>
          <table:table-cell office:value-type="string" table:style-name="ce1">
            <text:p>31 anos e 6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9.164.024-18</text:p>
          </table:table-cell>
          <table:table-cell office:value-type="float" office:value="705807448309631" table:style-name="ce1">
            <text:p>7,05807E+14</text:p>
          </table:table-cell>
          <table:table-cell office:value-type="string" table:style-name="ce1">
            <text:p>(81) 98318-17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tapuz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80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NGRID RAMOS DA SILVA</text:p>
          </table:table-cell>
          <table:table-cell office:value-type="date" office:date-value="1993-07-27T00:00:00" table:style-name="ce2">
            <text:p>27/07/1993</text:p>
          </table:table-cell>
          <table:table-cell office:value-type="string" table:style-name="ce1">
            <text:p>32 anos e 1 mê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1.841.994-25</text:p>
          </table:table-cell>
          <table:table-cell office:value-type="float" office:value="203098200000009" table:style-name="ce1">
            <text:p>2,03098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ugusto lima</text:p>
          </table:table-cell>
          <table:table-cell office:value-type="float" office:value="169" table:style-name="ce1">
            <text:p>169</text:p>
          </table:table-cell>
          <table:table-cell table:style-name="ce1"/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1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1-12-16T00:00:00" table:style-name="ce2">
            <text:p>16/12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4" table:style-name="ce1">
            <text:p>2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LARISSA PAULA DA SILVA</text:p>
          </table:table-cell>
          <table:table-cell office:value-type="date" office:date-value="2008-10-23T00:00:00" table:style-name="ce2">
            <text:p>23/10/2008</text:p>
          </table:table-cell>
          <table:table-cell office:value-type="string" table:style-name="ce1">
            <text:p>16 anos e 10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3.567.904-40</text:p>
          </table:table-cell>
          <table:table-cell office:value-type="float" office:value="708400261088765" table:style-name="ce1">
            <text:p>7,084E+14</text:p>
          </table:table-cell>
          <table:table-cell office:value-type="string" table:style-name="ce1">
            <text:p>(81) 98766-7788</text:p>
          </table:table-cell>
          <table:table-cell office:value-type="string" table:style-name="ce1">
            <text:p>(81) 8111-3364</text:p>
          </table:table-cell>
          <table:table-cell office:value-type="string" table:style-name="ce1">
            <text:p>(81) 98878-6891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60</text:p>
          </table:table-cell>
          <table:table-cell office:value-type="date" office:date-value="2025-04-22T00:00:00" table:style-name="ce2">
            <text:p>22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" table:style-name="ce1">
            <text:p>5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RISCILA ALEXANDRA DE LIMA</text:p>
          </table:table-cell>
          <table:table-cell office:value-type="date" office:date-value="1992-06-06T00:00:00" table:style-name="ce2">
            <text:p>06/06/1992</text:p>
          </table:table-cell>
          <table:table-cell office:value-type="string" table:style-name="ce1">
            <text:p>33 anos e 2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297.474-85</text:p>
          </table:table-cell>
          <table:table-cell office:value-type="float" office:value="705004031597458" table:style-name="ce1">
            <text:p>7,05004E+14</text:p>
          </table:table-cell>
          <table:table-cell office:value-type="string" table:style-name="ce1">
            <text:p>(81) 98791-79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Eduardo menezes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3" table:style-name="ce1">
            <text:p>14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47:01Z</meta:creation-date>
    <dc:date>2025-09-16T19:47:01Z</dc:date>
  </office:meta>
</office:document-meta>
</file>